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81pt"/>
    </style:style>
    <style:style style:name="co2" style:family="table-column">
      <style:table-column-properties fo:break-before="auto" style:column-width="73.5pt"/>
    </style:style>
    <style:style style:name="co3" style:family="table-column">
      <style:table-column-properties fo:break-before="auto" style:column-width="119.45pt"/>
    </style:style>
    <style:style style:name="co4" style:family="table-column">
      <style:table-column-properties fo:break-before="auto" style:column-width="105.36pt"/>
    </style:style>
    <style:style style:name="co5" style:family="table-column">
      <style:table-column-properties fo:break-before="auto" style:column-width="108.34pt"/>
    </style:style>
    <style:style style:name="co6" style:family="table-column">
      <style:table-column-properties fo:break-before="auto" style:column-width="123.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vent-among-vaccinated-32 (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ge_group</text:p>
          </table:table-cell>
          <table:table-cell office:value-type="string" calcext:value-type="string">
            <text:p>Type_of_event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vent_after_1st_dose</text:p>
          </table:table-cell>
          <table:table-cell office:value-type="string" calcext:value-type="string">
            <text:p>event_after_2nd_dose</text:p>
          </table:table-cell>
          <table:table-cell office:value-type="string" calcext:value-type="string">
            <text:p>event_for_not_vaccinated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0-12-20 - 2020-12-26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0-12-20 - 2020-12-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0-12-20 - 2020-12-26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0-12-20 - 2020-12-26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0-12-20 - 2020-12-26</text:p>
          </table:table-cell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0-12-20 - 2020-12-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0-12-20 - 2020-12-26</text:p>
          </table:table-cell>
          <table:table-cell table:number-columns-repeated="2"/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0-12-20 - 2020-12-26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0-12-20 - 2020-12-26</text:p>
          </table:table-cell>
          <table:table-cell table:number-columns-repeated="2"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0-12-20 - 2020-12-2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0-12-20 - 2020-12-26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0-12-20 - 2020-12-26</text:p>
          </table:table-cell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0-12-20 - 2020-12-26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0-12-20 - 2020-12-26</text:p>
          </table:table-cell>
          <table:table-cell table:number-columns-repeated="2"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0-12-20 - 2020-12-26</text:p>
          </table:table-cell>
          <table:table-cell table:number-columns-repeated="2"/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0-12-20 - 2020-12-26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0-12-20 - 2020-12-26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0-12-20 - 2020-12-26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0-12-27 - 2021-01-02</text:p>
          </table:table-cell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0-12-27 - 2021-01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0-12-27 - 2021-01-02</text:p>
          </table:table-cell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0-12-27 - 2021-01-02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0-12-27 - 2021-01-02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0-12-27 - 2021-01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0-12-27 - 2021-01-02</text:p>
          </table:table-cell>
          <table:table-cell table:number-columns-repeated="2"/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0-12-27 - 2021-01-0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0-12-27 - 2021-01-02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0-12-27 - 2021-01-02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0-12-27 - 2021-01-0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0-12-27 - 2021-01-02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0-12-27 - 2021-01-0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0-12-27 - 2021-01-02</text:p>
          </table:table-cell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0-12-27 - 2021-01-0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0-12-27 - 2021-01-02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0-12-27 - 2021-01-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0-12-27 - 2021-01-02</text:p>
          </table:table-cell>
          <table:table-cell table:number-columns-repeated="2"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03 - 2021-01-09</text:p>
          </table:table-cell>
          <table:table-cell table:number-columns-repeated="2"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03 - 2021-01-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03 - 2021-01-0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03 - 2021-01-09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03 - 2021-01-09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03 - 2021-01-09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03 - 2021-01-0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03 - 2021-01-09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03 - 2021-01-0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03 - 2021-01-09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03 - 2021-01-0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03 - 2021-01-09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03 - 2021-01-0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03 - 2021-01-0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03 - 2021-01-09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03 - 2021-01-0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03 - 2021-01-09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03 - 2021-01-0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10 - 2021-01-16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10 - 2021-01-16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10 - 2021-01-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10 - 2021-01-16</text:p>
          </table:table-cell>
          <table:table-cell office:value-type="string" calcext:value-type="string">
            <text:p>&lt;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10 - 2021-01-1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10 - 2021-01-16</text:p>
          </table:table-cell>
          <table:table-cell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10 - 2021-01-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10 - 2021-01-16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10 - 2021-01-16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10 - 2021-01-16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10 - 2021-01-16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10 - 2021-01-1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10 - 2021-01-16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10 - 2021-01-1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10 - 2021-01-1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&lt;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10 - 2021-01-1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10 - 2021-01-1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10 - 2021-01-1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17 - 2021-01-23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17 - 2021-01-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17 - 2021-01-23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17 - 2021-01-23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17 - 2021-01-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17 - 2021-01-23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17 - 2021-01-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lt;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17 - 2021-01-23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17 - 2021-01-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&lt;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17 - 2021-01-23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17 - 2021-01-23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17 - 2021-01-2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17 - 2021-01-23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17 - 2021-01-2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&lt;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17 - 2021-01-23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17 - 2021-01-2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&lt;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17 - 2021-01-23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17 - 2021-01-2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24 - 2021-01-30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24 - 2021-01-30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24 - 2021-01-30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24 - 2021-01-30</text:p>
          </table:table-cell>
          <table:table-cell office:value-type="string" calcext:value-type="string">
            <text:p>&lt;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24 - 2021-01-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24 - 2021-01-30</text:p>
          </table:table-cell>
          <table:table-cell office:value-type="string" calcext:value-type="string">
            <text:p>&lt;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24 - 2021-01-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lt;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24 - 2021-01-30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24 - 2021-01-3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24 - 2021-01-3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24 - 2021-01-30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24 - 2021-01-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lt;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24 - 2021-01-30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24 - 2021-01-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&lt;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24 - 2021-01-30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24 - 2021-01-3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24 - 2021-01-3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24 - 2021-01-3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31 - 2021-02-06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31 - 2021-02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31 - 2021-02-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31 - 2021-02-06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31 - 2021-02-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31 - 2021-02-06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31 - 2021-02-0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31 - 2021-02-06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31 - 2021-02-0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&lt;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31 - 2021-02-06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31 - 2021-02-06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31 - 2021-02-0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31 - 2021-02-06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31 - 2021-02-06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31 - 2021-02-06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31 - 2021-02-06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1-31 - 2021-02-0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1-31 - 2021-02-0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2-07 - 2021-02-13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2-07 - 2021-02-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2-07 - 2021-02-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2-07 - 2021-02-13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2-07 - 2021-02-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lt;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2-07 - 2021-02-13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2-07 - 2021-02-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lt;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2-07 - 2021-02-13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2-07 - 2021-02-13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2-07 - 2021-02-13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2-07 - 2021-02-13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2-07 - 2021-02-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2-07 - 2021-02-13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2-07 - 2021-02-13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2-07 - 2021-02-1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2-07 - 2021-02-1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2-07 - 2021-02-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2-07 - 2021-02-1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2-14 - 2021-02-20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2-14 - 2021-02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2-14 - 2021-02-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2-14 - 2021-02-20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2-14 - 2021-02-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2-14 - 2021-02-20</text:p>
          </table:table-cell>
          <table:table-cell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2-14 - 2021-02-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lt;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2-14 - 2021-02-20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2-14 - 2021-02-2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2-14 - 2021-02-20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2-14 - 2021-02-2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2-14 - 2021-02-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lt;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2-14 - 2021-02-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2-14 - 2021-02-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2-14 - 2021-02-2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2-14 - 2021-02-2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2-14 - 2021-02-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2-14 - 2021-02-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2-21 - 2021-02-27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2-21 - 2021-02-27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2-21 - 2021-02-2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2-21 - 2021-02-27</text:p>
          </table:table-cell>
          <table:table-cell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2-21 - 2021-02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lt;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2-21 - 2021-02-27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2-21 - 2021-02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lt;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2-21 - 2021-02-27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2-21 - 2021-02-27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2-21 - 2021-02-27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2-21 - 2021-02-2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2-21 - 2021-02-27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2-21 - 2021-02-2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2-21 - 2021-02-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2-21 - 2021-02-2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2-21 - 2021-02-2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2-21 - 2021-02-27</text:p>
          </table:table-cell>
          <table:table-cell office:value-type="string" calcext:value-type="string">
            <text:p>&lt;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2-21 - 2021-02-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lt;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2-28 - 2021-03-06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2-28 - 2021-03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2-28 - 2021-03-0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2-28 - 2021-03-06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2-28 - 2021-03-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lt;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2-28 - 2021-03-06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2-28 - 2021-03-0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lt;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2-28 - 2021-03-06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2-28 - 2021-03-0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2-28 - 2021-03-06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2-28 - 2021-03-0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2-28 - 2021-03-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2-28 - 2021-03-0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2-28 - 2021-03-0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2-28 - 2021-03-0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2-28 - 2021-03-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2-28 - 2021-03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lt;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2-28 - 2021-03-06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3-07 - 2021-03-13</text:p>
          </table:table-cell>
          <table:table-cell table:number-columns-repeated="2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3-07 - 2021-03-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3-07 - 2021-03-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lt;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3-07 - 2021-03-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3-07 - 2021-03-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lt;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3-07 - 2021-03-13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3-07 - 2021-03-1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3-07 - 2021-03-13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3-07 - 2021-03-1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3-07 - 2021-03-13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3-07 - 2021-03-1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3-07 - 2021-03-13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3-07 - 2021-03-1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3-07 - 2021-03-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3-07 - 2021-03-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3-07 - 2021-03-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3-07 - 2021-03-13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3-07 - 2021-03-13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3-14 - 2021-03-20</text:p>
          </table:table-cell>
          <table:table-cell/>
          <table:table-cell office:value-type="string" calcext:value-type="string">
            <text:p>&lt;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3-14 - 2021-03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3-14 - 2021-03-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3-14 - 2021-03-20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3-14 - 2021-03-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lt;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3-14 - 2021-03-20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3-14 - 2021-03-2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3-14 - 2021-03-20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3-14 - 2021-03-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3-14 - 2021-03-20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3-14 - 2021-03-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3-14 - 2021-03-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lt;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3-14 - 2021-03-2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3-14 - 2021-03-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lt;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3-14 - 2021-03-2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3-14 - 2021-03-20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3-14 - 2021-03-20</text:p>
          </table:table-cell>
          <table:table-cell office:value-type="string" calcext:value-type="string">
            <text:p>&lt;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3-14 - 2021-03-20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3-21 - 2021-03-27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3-21 - 2021-03-27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3-21 - 2021-03-27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3-21 - 2021-03-27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3-21 - 2021-03-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lt;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3-21 - 2021-03-27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3-21 - 2021-03-2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3-21 - 2021-03-27</text:p>
          </table:table-cell>
          <table:table-cell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3-21 - 2021-03-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3-21 - 2021-03-27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3-21 - 2021-03-2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3-21 - 2021-03-27</text:p>
          </table:table-cell>
          <table:table-cell office:value-type="string" calcext:value-type="string">
            <text:p>&lt;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3-21 - 2021-03-2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3-21 - 2021-03-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lt;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3-21 - 2021-03-27</text:p>
          </table:table-cell>
          <table:table-cell office:value-type="string" calcext:value-type="string">
            <text:p>&lt;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3-21 - 2021-03-27</text:p>
          </table:table-cell>
          <table:table-cell office:value-type="string" calcext:value-type="string">
            <text:p>&lt;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3-21 - 2021-03-27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3-21 - 2021-03-27</text:p>
          </table:table-cell>
          <table:table-cell/>
          <table:table-cell office:value-type="string" calcext:value-type="string">
            <text:p>&lt;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3-28 - 2021-04-03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3-28 - 2021-04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3-28 - 2021-04-03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3-28 - 2021-04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3-28 - 2021-04-03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3-28 - 2021-04-03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3-28 - 2021-04-03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3-28 - 2021-04-03</text:p>
          </table:table-cell>
          <table:table-cell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3-28 - 2021-04-03</text:p>
          </table:table-cell>
          <table:table-cell office:value-type="string" calcext:value-type="string">
            <text:p>&lt;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3-28 - 2021-04-03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3-28 - 2021-04-03</text:p>
          </table:table-cell>
          <table:table-cell office:value-type="string" calcext:value-type="string">
            <text:p>&lt;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3-28 - 2021-04-03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3-28 - 2021-04-03</text:p>
          </table:table-cell>
          <table:table-cell office:value-type="string" calcext:value-type="string">
            <text:p>&lt;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3-28 - 2021-04-03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3-28 - 2021-04-03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3-28 - 2021-04-03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3-28 - 2021-04-03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3-28 - 2021-04-03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4-04 - 2021-04-10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4-04 - 2021-04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4-04 - 2021-04-10</text:p>
          </table:table-cell>
          <table:table-cell/>
          <table:table-cell office:value-type="string" calcext:value-type="string">
            <text:p>&lt;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4-04 - 2021-04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4-04 - 2021-04-10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4-04 - 2021-04-10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4-04 - 2021-04-10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4-04 - 2021-04-10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4-04 - 2021-04-10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4-04 - 2021-04-10</text:p>
          </table:table-cell>
          <table:table-cell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4-04 - 2021-04-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4-04 - 2021-04-10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4-04 - 2021-04-10</text:p>
          </table:table-cell>
          <table:table-cell office:value-type="string" calcext:value-type="string">
            <text:p>&lt;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4-04 - 2021-04-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4-04 - 2021-04-10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4-04 - 2021-04-10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4-04 - 2021-04-10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4-04 - 2021-04-10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4-11 - 2021-04-17</text:p>
          </table:table-cell>
          <table:table-cell/>
          <table:table-cell office:value-type="string" calcext:value-type="string">
            <text:p>&lt;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4-11 - 2021-04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4-11 - 2021-04-17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4-11 - 2021-04-17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4-11 - 2021-04-17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4-11 - 2021-04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4-11 - 2021-04-17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4-11 - 2021-04-17</text:p>
          </table:table-cell>
          <table:table-cell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4-11 - 2021-04-17</text:p>
          </table:table-cell>
          <table:table-cell table:number-columns-repeated="3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4-11 - 2021-04-17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4-11 - 2021-04-17</text:p>
          </table:table-cell>
          <table:table-cell office:value-type="string" calcext:value-type="string">
            <text:p>&lt;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4-11 - 2021-04-17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4-11 - 2021-04-17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4-11 - 2021-04-17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4-11 - 2021-04-17</text:p>
          </table:table-cell>
          <table:table-cell/>
          <table:table-cell office:value-type="string" calcext:value-type="string">
            <text:p>&lt;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4-11 - 2021-04-17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4-11 - 2021-04-17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4-11 - 2021-04-17</text:p>
          </table:table-cell>
          <table:table-cell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4-18 - 2021-04-24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4-18 - 2021-04-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4-18 - 2021-04-24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4-18 - 2021-04-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4-18 - 2021-04-24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4-18 - 2021-04-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4-18 - 2021-04-24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4-18 - 2021-04-24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4-18 - 2021-04-24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4-18 - 2021-04-24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4-18 - 2021-04-24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4-18 - 2021-04-24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4-18 - 2021-04-24</text:p>
          </table:table-cell>
          <table:table-cell office:value-type="string" calcext:value-type="string">
            <text:p>&lt;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4-18 - 2021-04-24</text:p>
          </table:table-cell>
          <table:table-cell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4-18 - 2021-04-24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4-18 - 2021-04-24</text:p>
          </table:table-cell>
          <table:table-cell table:number-columns-repeated="3" office:value-type="string" calcext:value-type="string">
            <text:p>&lt;5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4-18 - 2021-04-24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4-18 - 2021-04-24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4-25 - 2021-05-01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4-25 - 2021-05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4-25 - 2021-05-01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4-25 - 2021-05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4-25 - 2021-05-01</text:p>
          </table:table-cell>
          <table:table-cell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4-25 - 2021-05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4-25 - 2021-05-01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4-25 - 2021-05-01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4-25 - 2021-05-01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4-25 - 2021-05-01</text:p>
          </table:table-cell>
          <table:table-cell table:number-columns-repeated="3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4-25 - 2021-05-01</text:p>
          </table:table-cell>
          <table:table-cell/>
          <table:table-cell office:value-type="string" calcext:value-type="string">
            <text:p>&lt;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4-25 - 2021-05-01</text:p>
          </table:table-cell>
          <table:table-cell table:number-columns-repeated="3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4-25 - 2021-05-01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4-25 - 2021-05-01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4-25 - 2021-05-01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4-25 - 2021-05-01</text:p>
          </table:table-cell>
          <table:table-cell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4-25 - 2021-05-0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4-25 - 2021-05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02 - 2021-05-08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02 - 2021-05-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02 - 2021-05-08</text:p>
          </table:table-cell>
          <table:table-cell table:number-columns-repeated="3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02 - 2021-05-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02 - 2021-05-08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02 - 2021-05-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02 - 2021-05-08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02 - 2021-05-08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02 - 2021-05-08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02 - 2021-05-08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02 - 2021-05-08</text:p>
          </table:table-cell>
          <table:table-cell table:number-columns-repeated="3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02 - 2021-05-08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02 - 2021-05-08</text:p>
          </table:table-cell>
          <table:table-cell table:number-columns-repeated="3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02 - 2021-05-08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02 - 2021-05-08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02 - 2021-05-08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02 - 2021-05-08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02 - 2021-05-08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09 - 2021-05-15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09 - 2021-05-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09 - 2021-05-15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09 - 2021-05-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09 - 2021-05-15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09 - 2021-05-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09 - 2021-05-15</text:p>
          </table:table-cell>
          <table:table-cell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09 - 2021-05-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09 - 2021-05-15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09 - 2021-05-15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09 - 2021-05-15</text:p>
          </table:table-cell>
          <table:table-cell table:number-columns-repeated="3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09 - 2021-05-15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09 - 2021-05-15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09 - 2021-05-15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09 - 2021-05-15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09 - 2021-05-15</text:p>
          </table:table-cell>
          <table:table-cell/>
          <table:table-cell office:value-type="string" calcext:value-type="string">
            <text:p>&lt;5</text:p>
          </table:table-cell>
          <table:table-cell/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09 - 2021-05-15</text:p>
          </table:table-cell>
          <table:table-cell office:value-type="string" calcext:value-type="string">
            <text:p>&lt;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09 - 2021-05-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16 - 2021-05-22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16 - 2021-05-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16 - 2021-05-22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16 - 2021-05-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16 - 2021-05-22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16 - 2021-05-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16 - 2021-05-22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16 - 2021-05-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16 - 2021-05-22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16 - 2021-05-22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16 - 2021-05-22</text:p>
          </table:table-cell>
          <table:table-cell/>
          <table:table-cell office:value-type="string" calcext:value-type="string">
            <text:p>&lt;5</text:p>
          </table:table-cell>
          <table:table-cell/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16 - 2021-05-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16 - 2021-05-22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16 - 2021-05-22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16 - 2021-05-22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16 - 2021-05-22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16 - 2021-05-22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16 - 2021-05-22</text:p>
          </table:table-cell>
          <table:table-cell/>
          <table:table-cell office:value-type="string" calcext:value-type="string">
            <text:p>&lt;5</text:p>
          </table:table-cell>
          <table:table-cell/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23 - 2021-05-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23 - 2021-05-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23 - 2021-05-29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23 - 2021-05-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23 - 2021-05-29</text:p>
          </table:table-cell>
          <table:table-cell table:number-columns-repeated="3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23 - 2021-05-29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23 - 2021-05-29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23 - 2021-05-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23 - 2021-05-29</text:p>
          </table:table-cell>
          <table:table-cell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23 - 2021-05-29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23 - 2021-05-29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23 - 2021-05-29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23 - 2021-05-29</text:p>
          </table:table-cell>
          <table:table-cell table:number-columns-repeated="3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23 - 2021-05-29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23 - 2021-05-29</text:p>
          </table:table-cell>
          <table:table-cell/>
          <table:table-cell office:value-type="string" calcext:value-type="string">
            <text:p>&lt;5</text:p>
          </table:table-cell>
          <table:table-cell/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23 - 2021-05-29</text:p>
          </table:table-cell>
          <table:table-cell/>
          <table:table-cell office:value-type="string" calcext:value-type="string">
            <text:p>&lt;5</text:p>
          </table:table-cell>
          <table:table-cell/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23 - 2021-05-29</text:p>
          </table:table-cell>
          <table:table-cell table:number-columns-repeated="3" office:value-type="string" calcext:value-type="string">
            <text:p>&lt;5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23 - 2021-05-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30 - 2021-06-05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30 - 2021-06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30 - 2021-06-05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30 - 2021-06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30 - 2021-06-05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30 - 2021-06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30 - 2021-06-05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30 - 2021-06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30 - 2021-06-05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30 - 2021-06-05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30 - 2021-06-05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30 - 2021-06-05</text:p>
          </table:table-cell>
          <table:table-cell office:value-type="string" calcext:value-type="string">
            <text:p>&lt;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30 - 2021-06-05</text:p>
          </table:table-cell>
          <table:table-cell table:number-columns-repeated="3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30 - 2021-06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30 - 2021-06-05</text:p>
          </table:table-cell>
          <table:table-cell/>
          <table:table-cell office:value-type="string" calcext:value-type="string">
            <text:p>&lt;5</text:p>
          </table:table-cell>
          <table:table-cell/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30 - 2021-06-0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5-30 - 2021-06-05</text:p>
          </table:table-cell>
          <table:table-cell/>
          <table:table-cell office:value-type="string" calcext:value-type="string">
            <text:p>&lt;5</text:p>
          </table:table-cell>
          <table:table-cell/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5-30 - 2021-06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6-06 - 2021-06-12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6-06 - 2021-06-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6-06 - 2021-06-12</text:p>
          </table:table-cell>
          <table:table-cell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6-06 - 2021-06-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6-06 - 2021-06-12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6-06 - 2021-06-12</text:p>
          </table:table-cell>
          <table:table-cell office:value-type="string" calcext:value-type="string">
            <text:p>&lt;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6-06 - 2021-06-12</text:p>
          </table:table-cell>
          <table:table-cell/>
          <table:table-cell office:value-type="string" calcext:value-type="string">
            <text:p>&lt;5</text:p>
          </table:table-cell>
          <table:table-cell/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6-06 - 2021-06-12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6-06 - 2021-06-12</text:p>
          </table:table-cell>
          <table:table-cell office:value-type="string" calcext:value-type="string">
            <text:p>&lt;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6-06 - 2021-06-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6-06 - 2021-06-12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6-06 - 2021-06-12</text:p>
          </table:table-cell>
          <table:table-cell/>
          <table:table-cell office:value-type="string" calcext:value-type="string">
            <text:p>&lt;5</text:p>
          </table:table-cell>
          <table:table-cell/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6-06 - 2021-06-12</text:p>
          </table:table-cell>
          <table:table-cell office:value-type="string" calcext:value-type="string">
            <text:p>&lt;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6-06 - 2021-06-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6-06 - 2021-06-12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6-06 - 2021-06-1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6-06 - 2021-06-12</text:p>
          </table:table-cell>
          <table:table-cell/>
          <table:table-cell office:value-type="string" calcext:value-type="string">
            <text:p>&lt;5</text:p>
          </table:table-cell>
          <table:table-cell/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6-06 - 2021-06-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6-13 - 2021-06-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6-13 - 2021-06-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6-13 - 2021-06-19</text:p>
          </table:table-cell>
          <table:table-cell/>
          <table:table-cell office:value-type="string" calcext:value-type="string">
            <text:p>&lt;5</text:p>
          </table:table-cell>
          <table:table-cell/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6-13 - 2021-06-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6-13 - 2021-06-19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6-13 - 2021-06-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6-13 - 2021-06-19</text:p>
          </table:table-cell>
          <table:table-cell table:number-columns-repeated="3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6-13 - 2021-06-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6-13 - 2021-06-19</text:p>
          </table:table-cell>
          <table:table-cell/>
          <table:table-cell office:value-type="string" calcext:value-type="string">
            <text:p>&lt;5</text:p>
          </table:table-cell>
          <table:table-cell/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6-13 - 2021-06-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6-13 - 2021-06-19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6-13 - 2021-06-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6-13 - 2021-06-19</text:p>
          </table:table-cell>
          <table:table-cell table:number-columns-repeated="2" office:value-type="string" calcext:value-type="string">
            <text:p>&lt;5</text:p>
          </table:table-cell>
          <table:table-cell/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6-13 - 2021-06-19</text:p>
          </table:table-cell>
          <table:table-cell office:value-type="string" calcext:value-type="string">
            <text:p>&lt;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6-13 - 2021-06-19</text:p>
          </table:table-cell>
          <table:table-cell/>
          <table:table-cell office:value-type="string" calcext:value-type="string">
            <text:p>&lt;5</text:p>
          </table:table-cell>
          <table:table-cell/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6-13 - 2021-06-19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6-13 - 2021-06-19</text:p>
          </table:table-cell>
          <table:table-cell/>
          <table:table-cell office:value-type="string" calcext:value-type="string">
            <text:p>&lt;5</text:p>
          </table:table-cell>
          <table:table-cell/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6-13 - 2021-06-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6-20 - 2021-06-26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6-20 - 2021-06-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6-20 - 2021-06-26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6-20 - 2021-06-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6-20 - 2021-06-26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6-20 - 2021-06-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6-20 - 2021-06-26</text:p>
          </table:table-cell>
          <table:table-cell table:number-columns-repeated="3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6-20 - 2021-06-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6-20 - 2021-06-26</text:p>
          </table:table-cell>
          <table:table-cell table:number-columns-repeated="2" office:value-type="string" calcext:value-type="string">
            <text:p>&lt;5</text:p>
          </table:table-cell>
          <table:table-cell/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6-20 - 2021-06-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6-20 - 2021-06-26</text:p>
          </table:table-cell>
          <table:table-cell table:number-columns-repeated="3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6-20 - 2021-06-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6-20 - 2021-06-26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6-20 - 2021-06-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6-20 - 2021-06-26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6-20 - 2021-06-26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6-20 - 2021-06-26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6-20 - 2021-06-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6-27 - 2021-07-03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6-27 - 2021-07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6-27 - 2021-07-03</text:p>
          </table:table-cell>
          <table:table-cell/>
          <table:table-cell office:value-type="string" calcext:value-type="string">
            <text:p>&lt;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6-27 - 2021-07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6-27 - 2021-07-03</text:p>
          </table:table-cell>
          <table:table-cell table:number-columns-repeated="3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6-27 - 2021-07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6-27 - 2021-07-03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6-27 - 2021-07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6-27 - 2021-07-03</text:p>
          </table:table-cell>
          <table:table-cell table:number-columns-repeated="3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6-27 - 2021-07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6-27 - 2021-07-03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6-27 - 2021-07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6-27 - 2021-07-0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6-27 - 2021-07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6-27 - 2021-07-0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6-27 - 2021-07-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6-27 - 2021-07-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6-27 - 2021-07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7-04 - 2021-07-10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7-04 - 2021-07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7-04 - 2021-07-10</text:p>
          </table:table-cell>
          <table:table-cell table:number-columns-repeated="3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7-04 - 2021-07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7-04 - 2021-07-10</text:p>
          </table:table-cell>
          <table:table-cell table:number-columns-repeated="3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7-04 - 2021-07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7-04 - 2021-07-10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7-04 - 2021-07-10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7-04 - 2021-07-10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7-04 - 2021-07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7-04 - 2021-07-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7-04 - 2021-07-10</text:p>
          </table:table-cell>
          <table:table-cell/>
          <table:table-cell office:value-type="string" calcext:value-type="string">
            <text:p>&lt;5</text:p>
          </table:table-cell>
          <table:table-cell/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7-04 - 2021-07-10</text:p>
          </table:table-cell>
          <table:table-cell office:value-type="string" calcext:value-type="string">
            <text:p>&lt;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7-04 - 2021-07-10</text:p>
          </table:table-cell>
          <table:table-cell/>
          <table:table-cell office:value-type="string" calcext:value-type="string">
            <text:p>&lt;5</text:p>
          </table:table-cell>
          <table:table-cell/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7-04 - 2021-07-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7-04 - 2021-07-10</text:p>
          </table:table-cell>
          <table:table-cell/>
          <table:table-cell office:value-type="string" calcext:value-type="string">
            <text:p>&lt;5</text:p>
          </table:table-cell>
          <table:table-cell/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7-04 - 2021-07-10</text:p>
          </table:table-cell>
          <table:table-cell/>
          <table:table-cell office:value-type="string" calcext:value-type="string">
            <text:p>&lt;5</text:p>
          </table:table-cell>
          <table:table-cell/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7-04 - 2021-07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7-11 - 2021-07-17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7-11 - 2021-07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7-11 - 2021-07-17</text:p>
          </table:table-cell>
          <table:table-cell office:value-type="string" calcext:value-type="string">
            <text:p>&lt;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2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7-11 - 2021-07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7-11 - 2021-07-17</text:p>
          </table:table-cell>
          <table:table-cell office:value-type="string" calcext:value-type="string">
            <text:p>&lt;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7-11 - 2021-07-17</text:p>
          </table:table-cell>
          <table:table-cell table:number-columns-repeated="2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7-11 - 2021-07-17</text:p>
          </table:table-cell>
          <table:table-cell/>
          <table:table-cell office:value-type="string" calcext:value-type="string">
            <text:p>&lt;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7-11 - 2021-07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7-11 - 2021-07-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7-11 - 2021-07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7-11 - 2021-07-1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7-11 - 2021-07-17</text:p>
          </table:table-cell>
          <table:table-cell/>
          <table:table-cell office:value-type="string" calcext:value-type="string">
            <text:p>&lt;5</text:p>
          </table:table-cell>
          <table:table-cell/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7-11 - 2021-07-1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7-11 - 2021-07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7-11 - 2021-07-17</text:p>
          </table:table-cell>
          <table:table-cell office:value-type="string" calcext:value-type="string">
            <text:p>&lt;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7-11 - 2021-07-17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2021-07-11 - 2021-07-1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&lt;5</text:p>
          </table:table-cell>
        </table:table-row>
        <table:table-row table:style-name="ro1">
          <table:table-cell table:style-name="ce1" office:value-type="string" calcext:value-type="string">
            <text:p>90+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2021-07-11 - 2021-07-17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</table:table>
      <table:named-expressions/>
      <table:database-ranges>
        <table:database-range table:name="__Anonymous_Sheet_DB__0" table:target-range-address="'event-among-vaccinated-32 (1)'.A1:'event-among-vaccinated-32 (1)'.F54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7-27T23:58:18.473727283</dc:date>
    <dc:creator>Robert Straka</dc:creator>
    <meta:editing-duration>PT4M43S</meta:editing-duration>
    <meta:editing-cycles>1</meta:editing-cycles>
    <meta:document-statistic meta:table-count="1" meta:cell-count="2543" meta:object-count="0"/>
    <meta:generator>LibreOffice/6.1.5.2$Linux_X86_64 LibreOffice_project/10$Build-2</meta:generator>
  </office:meta>
</office:document-meta>
</file>